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Liberation Serif1" fo:font-size="12pt" fo:language="en" fo:country="US" fo:font-style="normal" fo:font-weight="normal" style:language-asian="en" style:country-asian="US" style:font-size-complex="6.80000019073486pt"/>
    </style:style>
    <style:style style:name="T2" style:family="text">
      <style:text-properties style:font-name="Liberation Serif" fo:font-size="12pt" fo:language="en" fo:country="US" fo:font-style="normal" fo:font-weight="normal" style:language-asian="en" style:country-asian="US" style:font-name-complex="Liberation Serif" style:font-size-complex="6.80000019073486pt"/>
    </style:style>
    <style:style style:name="T3" style:family="text">
      <style:text-properties style:text-position="-42% 100%" style:font-name="Liberation Serif1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DBID</text:p>
          </table:table-cell>
          <table:table-cell table:style-name="ce3" office:value-type="string">
            <text:p><text:span text:style-name="T1">Inclusive </text:span><text:span text:style-name="T2">ΔE</text:span><text:span text:style-name="T3">z</text:span><text:span text:style-name="T1">moment magnitude</text:span></text:p>
          </table:table-cell>
          <table:table-cell>
            <draw:frame table:end-cell-address="Sheet1.J37" table:end-x="0.7654in" table:end-y="0.1484in" draw:z-index="0" draw:style-name="gr1" svg:width="6.3815in" svg:height="6.4803in" svg:x="0.6071in" svg:y="0.1354in">
              <draw:object draw:notify-on-update-of-ranges="Sheet1.A1:Sheet1.A1 Sheet1.A2:Sheet1.A36 Sheet1.B1:Sheet1.B1 Sheet1.B2:Sheet1.B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1" office:value-type="string">
            <text:p>2O4V</text:p>
          </table:table-cell>
          <table:table-cell table:style-name="ce1" office:value-type="float" office:value="13.6141221559">
            <text:p>13.6141221559</text:p>
          </table:table-cell>
          <table:table-cell/>
        </table:table-row>
        <table:table-row table:style-name="ro2">
          <table:table-cell table:style-name="ce1" office:value-type="string">
            <text:p>2J1N</text:p>
          </table:table-cell>
          <table:table-cell table:style-name="ce1" office:value-type="float" office:value="10.2193779327">
            <text:p>10.2193779327</text:p>
          </table:table-cell>
          <table:table-cell/>
        </table:table-row>
        <table:table-row table:style-name="ro2">
          <table:table-cell table:style-name="ce1" office:value-type="string">
            <text:p>1AF6</text:p>
          </table:table-cell>
          <table:table-cell table:style-name="ce1" office:value-type="float" office:value="9.49765829714">
            <text:p>9.49765829714</text:p>
          </table:table-cell>
          <table:table-cell/>
        </table:table-row>
        <table:table-row table:style-name="ro2">
          <table:table-cell table:style-name="ce1" office:value-type="string">
            <text:p>2POR</text:p>
          </table:table-cell>
          <table:table-cell table:style-name="ce1" office:value-type="float" office:value="9.34301568719">
            <text:p>9.34301568719</text:p>
          </table:table-cell>
          <table:table-cell/>
        </table:table-row>
        <table:table-row table:style-name="ro2">
          <table:table-cell table:style-name="ce2" office:value-type="string">
            <text:p>1E54</text:p>
          </table:table-cell>
          <table:table-cell table:style-name="ce1" office:value-type="float" office:value="7.9699995713">
            <text:p>7.9699995713</text:p>
          </table:table-cell>
          <table:table-cell/>
        </table:table-row>
        <table:table-row table:style-name="ro2">
          <table:table-cell office:value-type="string">
            <text:p>3FHH</text:p>
          </table:table-cell>
          <table:table-cell office:value-type="float" office:value="7.79458359681">
            <text:p>7.79458359681</text:p>
          </table:table-cell>
          <table:table-cell/>
        </table:table-row>
        <table:table-row table:style-name="ro2">
          <table:table-cell office:value-type="string">
            <text:p>3CSL</text:p>
          </table:table-cell>
          <table:table-cell office:value-type="float" office:value="7.41596694703">
            <text:p>7.41596694703</text:p>
          </table:table-cell>
          <table:table-cell/>
        </table:table-row>
        <table:table-row table:style-name="ro2">
          <table:table-cell office:value-type="string">
            <text:p>1K24</text:p>
          </table:table-cell>
          <table:table-cell office:value-type="float" office:value="7.07623271538">
            <text:p>7.07623271538</text:p>
          </table:table-cell>
          <table:table-cell/>
        </table:table-row>
        <table:table-row table:style-name="ro2">
          <table:table-cell table:style-name="ce1" office:value-type="string">
            <text:p>3PRN</text:p>
          </table:table-cell>
          <table:table-cell table:style-name="ce1" office:value-type="float" office:value="6.84334899841">
            <text:p>6.84334899841</text:p>
          </table:table-cell>
          <table:table-cell/>
        </table:table-row>
        <table:table-row table:style-name="ro2">
          <table:table-cell table:style-name="ce1" office:value-type="string">
            <text:p>1A0S</text:p>
          </table:table-cell>
          <table:table-cell table:style-name="ce1" office:value-type="float" office:value="6.70727504174">
            <text:p>6.70727504174</text:p>
          </table:table-cell>
          <table:table-cell/>
        </table:table-row>
        <table:table-row table:style-name="ro2">
          <table:table-cell office:value-type="string">
            <text:p>2GUF</text:p>
          </table:table-cell>
          <table:table-cell office:value-type="float" office:value="6.39577575334">
            <text:p>6.39577575334</text:p>
          </table:table-cell>
          <table:table-cell/>
        </table:table-row>
        <table:table-row table:style-name="ro2">
          <table:table-cell office:value-type="string">
            <text:p>1THQ</text:p>
          </table:table-cell>
          <table:table-cell office:value-type="float" office:value="5.21047606369">
            <text:p>5.21047606369</text:p>
          </table:table-cell>
          <table:table-cell/>
        </table:table-row>
        <table:table-row table:style-name="ro2">
          <table:table-cell office:value-type="string">
            <text:p>3EFM</text:p>
          </table:table-cell>
          <table:table-cell office:value-type="float" office:value="4.96514316524">
            <text:p>4.96514316524</text:p>
          </table:table-cell>
          <table:table-cell/>
        </table:table-row>
        <table:table-row table:style-name="ro2">
          <table:table-cell office:value-type="string">
            <text:p>1FEP</text:p>
          </table:table-cell>
          <table:table-cell office:value-type="float" office:value="4.43620069186">
            <text:p>4.43620069186</text:p>
          </table:table-cell>
          <table:table-cell/>
        </table:table-row>
        <table:table-row table:style-name="ro2">
          <table:table-cell office:value-type="string">
            <text:p>3EMN</text:p>
          </table:table-cell>
          <table:table-cell office:value-type="float" office:value="4.40390490801">
            <text:p>4.40390490801</text:p>
          </table:table-cell>
          <table:table-cell/>
        </table:table-row>
        <table:table-row table:style-name="ro2">
          <table:table-cell office:value-type="string">
            <text:p>3BS0</text:p>
          </table:table-cell>
          <table:table-cell office:value-type="float" office:value="4.36103642928">
            <text:p>4.36103642928</text:p>
          </table:table-cell>
          <table:table-cell/>
        </table:table-row>
        <table:table-row table:style-name="ro2">
          <table:table-cell office:value-type="string">
            <text:p>1T16</text:p>
          </table:table-cell>
          <table:table-cell office:value-type="float" office:value="4.35895910937">
            <text:p>4.35895910937</text:p>
          </table:table-cell>
          <table:table-cell/>
        </table:table-row>
        <table:table-row table:style-name="ro2">
          <table:table-cell office:value-type="string">
            <text:p>2F1C</text:p>
          </table:table-cell>
          <table:table-cell office:value-type="float" office:value="4.02311750427">
            <text:p>4.02311750427</text:p>
          </table:table-cell>
          <table:table-cell/>
        </table:table-row>
        <table:table-row table:style-name="ro2">
          <table:table-cell office:value-type="string">
            <text:p>1QJP</text:p>
          </table:table-cell>
          <table:table-cell office:value-type="float" office:value="3.5203610356">
            <text:p>3.5203610356</text:p>
          </table:table-cell>
          <table:table-cell/>
        </table:table-row>
        <table:table-row table:style-name="ro2">
          <table:table-cell office:value-type="string">
            <text:p>1UYN</text:p>
          </table:table-cell>
          <table:table-cell office:value-type="float" office:value="3.50046084143">
            <text:p>3.50046084143</text:p>
          </table:table-cell>
          <table:table-cell/>
        </table:table-row>
        <table:table-row table:style-name="ro2">
          <table:table-cell office:value-type="string">
            <text:p>2WJR</text:p>
          </table:table-cell>
          <table:table-cell office:value-type="float" office:value="3.4140770289">
            <text:p>3.4140770289</text:p>
          </table:table-cell>
          <table:table-cell/>
        </table:table-row>
        <table:table-row table:style-name="ro2">
          <table:table-cell office:value-type="string">
            <text:p>2VQI</text:p>
          </table:table-cell>
          <table:table-cell office:value-type="float" office:value="3.30845527014">
            <text:p>3.30845527014</text:p>
          </table:table-cell>
          <table:table-cell/>
        </table:table-row>
        <table:table-row table:style-name="ro2">
          <table:table-cell office:value-type="string">
            <text:p>2QDZ</text:p>
          </table:table-cell>
          <table:table-cell office:value-type="float" office:value="3.19534007715">
            <text:p>3.19534007715</text:p>
          </table:table-cell>
          <table:table-cell/>
        </table:table-row>
        <table:table-row table:style-name="ro2">
          <table:table-cell office:value-type="string">
            <text:p>3JTY</text:p>
          </table:table-cell>
          <table:table-cell office:value-type="float" office:value="2.97342753605">
            <text:p>2.97342753605</text:p>
          </table:table-cell>
          <table:table-cell/>
        </table:table-row>
        <table:table-row table:style-name="ro2">
          <table:table-cell office:value-type="string">
            <text:p>2F1V</text:p>
          </table:table-cell>
          <table:table-cell office:value-type="float" office:value="2.5006121507">
            <text:p>2.5006121507</text:p>
          </table:table-cell>
          <table:table-cell/>
        </table:table-row>
        <table:table-row table:style-name="ro2">
          <table:table-cell office:value-type="string">
            <text:p>1QJ8</text:p>
          </table:table-cell>
          <table:table-cell office:value-type="float" office:value="2.34164420457">
            <text:p>2.34164420457</text:p>
          </table:table-cell>
          <table:table-cell/>
        </table:table-row>
        <table:table-row table:style-name="ro2">
          <table:table-cell office:value-type="string">
            <text:p>1TLY</text:p>
          </table:table-cell>
          <table:table-cell office:value-type="float" office:value="2.25227116304">
            <text:p>2.25227116304</text:p>
          </table:table-cell>
          <table:table-cell/>
        </table:table-row>
        <table:table-row table:style-name="ro2">
          <table:table-cell table:style-name="ce1" office:value-type="string">
            <text:p>1QD6</text:p>
          </table:table-cell>
          <table:table-cell table:style-name="ce1" office:value-type="float" office:value="2.07198582196">
            <text:p>2.07198582196</text:p>
          </table:table-cell>
          <table:table-cell/>
        </table:table-row>
        <table:table-row table:style-name="ro2">
          <table:table-cell office:value-type="string">
            <text:p>3DZM</text:p>
          </table:table-cell>
          <table:table-cell office:value-type="float" office:value="1.93598758445">
            <text:p>1.93598758445</text:p>
          </table:table-cell>
          <table:table-cell/>
        </table:table-row>
        <table:table-row table:style-name="ro2">
          <table:table-cell office:value-type="string">
            <text:p>1I78</text:p>
          </table:table-cell>
          <table:table-cell office:value-type="float" office:value="1.67135617461">
            <text:p>1.67135617461</text:p>
          </table:table-cell>
          <table:table-cell/>
        </table:table-row>
        <table:table-row table:style-name="ro2">
          <table:table-cell office:value-type="string">
            <text:p>1QFG</text:p>
          </table:table-cell>
          <table:table-cell office:value-type="float" office:value="1.58543162616">
            <text:p>1.58543162616</text:p>
          </table:table-cell>
          <table:table-cell/>
        </table:table-row>
        <table:table-row table:style-name="ro2">
          <table:table-cell office:value-type="string">
            <text:p>3DWO</text:p>
          </table:table-cell>
          <table:table-cell office:value-type="float" office:value="1.55877387392">
            <text:p>1.55877387392</text:p>
          </table:table-cell>
          <table:table-cell/>
        </table:table-row>
        <table:table-row table:style-name="ro2">
          <table:table-cell office:value-type="string">
            <text:p>2ERV</text:p>
          </table:table-cell>
          <table:table-cell office:value-type="float" office:value="0.859098389441">
            <text:p>0.859098389441</text:p>
          </table:table-cell>
          <table:table-cell/>
        </table:table-row>
        <table:table-row table:style-name="ro2">
          <table:table-cell office:value-type="string">
            <text:p>1KMO</text:p>
          </table:table-cell>
          <table:table-cell office:value-type="float" office:value="0.838442988799">
            <text:p>0.838442988799</text:p>
          </table:table-cell>
          <table:table-cell/>
        </table:table-row>
        <table:table-row table:style-name="ro2">
          <table:table-cell office:value-type="string">
            <text:p>1P4T</text:p>
          </table:table-cell>
          <table:table-cell office:value-type="float" office:value="0.823683956337">
            <text:p>0.82368395633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1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6T11:17:16</dc:date>
    <dc:creator>Alexander Davis</dc:creator>
    <meta:generator>OpenOffice.org/3.2$Linux OpenOffice.org_project/320m12$Build-9483</meta:generator>
    <meta:editing-duration>PT00H11M37S</meta:editing-duration>
    <meta:editing-cycles>2</meta:editing-cycles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00f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1cm" svg:height="16.461cm" xlink:href=".." chart:class="chart:bar" chart:style-name="ch1">
        <chart:title svg:x="5.882cm" svg:y="0.33cm" chart:style-name="ch2">
          <text:p>Inclusive ΔEz moment</text:p>
        </chart:title>
        <chart:plot-area chart:style-name="ch3" table:cell-range-address="Sheet1.A1:Sheet1.B36" chart:data-source-has-labels="both" svg:x="-0.719cm" svg:y="1.162cm" svg:width="16.605cm" svg:height="15.452cm">
          <chart:axis chart:dimension="x" chart:name="primary-x" chart:style-name="ch4">
            <chart:title svg:x="0.325cm" svg:y="8.787cm" chart:style-name="ch5">
              <text:p>PDBID</text:p>
            </chart:title>
            <chart:categories table:cell-range-address="Sheet1.A2:Sheet1.A36"/>
          </chart:axis>
          <chart:axis chart:dimension="y" chart:name="primary-y" chart:style-name="ch6">
            <chart:title svg:x="7.684cm" svg:y="15.761cm" chart:style-name="ch7">
              <text:p>Magnitude</text:p>
            </chart:title>
            <chart:grid chart:style-name="ch8" chart:class="major"/>
          </chart:axis>
          <chart:series chart:style-name="ch9" chart:values-cell-range-address="Sheet1.B2:Sheet1.B36" chart:label-cell-address="Sheet1.B1:Sheet1.B1" chart:class="chart:bar">
            <chart:data-point chart:style-name="ch10" chart:repeated="5"/>
            <chart:data-point chart:repeated="3"/>
            <chart:data-point chart:style-name="ch10" chart:repeated="2"/>
            <chart:data-point chart:repeated="17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Inclusive ΔEzmoment magnitud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36">2O4V</text:p>
              </table:table-cell>
              <table:table-cell office:value-type="float" office:value="13.6141221559">
                <text:p text:id="Sheet1.B2:Sheet1.B36">13.6141221559</text:p>
              </table:table-cell>
            </table:table-row>
            <table:table-row>
              <table:table-cell office:value-type="string">
                <text:p>2J1N</text:p>
              </table:table-cell>
              <table:table-cell office:value-type="float" office:value="10.2193779327">
                <text:p>10.2193779327</text:p>
              </table:table-cell>
            </table:table-row>
            <table:table-row>
              <table:table-cell office:value-type="string">
                <text:p>1AF6</text:p>
              </table:table-cell>
              <table:table-cell office:value-type="float" office:value="9.49765829714">
                <text:p>9.49765829714</text:p>
              </table:table-cell>
            </table:table-row>
            <table:table-row>
              <table:table-cell office:value-type="string">
                <text:p>2POR</text:p>
              </table:table-cell>
              <table:table-cell office:value-type="float" office:value="9.34301568719">
                <text:p>9.34301568719</text:p>
              </table:table-cell>
            </table:table-row>
            <table:table-row>
              <table:table-cell office:value-type="string">
                <text:p>1E54</text:p>
              </table:table-cell>
              <table:table-cell office:value-type="float" office:value="7.9699995713">
                <text:p>7.9699995713</text:p>
              </table:table-cell>
            </table:table-row>
            <table:table-row>
              <table:table-cell office:value-type="string">
                <text:p>3FHH</text:p>
              </table:table-cell>
              <table:table-cell office:value-type="float" office:value="7.79458359681">
                <text:p>7.79458359681</text:p>
              </table:table-cell>
            </table:table-row>
            <table:table-row>
              <table:table-cell office:value-type="string">
                <text:p>3CSL</text:p>
              </table:table-cell>
              <table:table-cell office:value-type="float" office:value="7.41596694703">
                <text:p>7.41596694703</text:p>
              </table:table-cell>
            </table:table-row>
            <table:table-row>
              <table:table-cell office:value-type="string">
                <text:p>1K24</text:p>
              </table:table-cell>
              <table:table-cell office:value-type="float" office:value="7.07623271538">
                <text:p>7.07623271538</text:p>
              </table:table-cell>
            </table:table-row>
            <table:table-row>
              <table:table-cell office:value-type="string">
                <text:p>3PRN</text:p>
              </table:table-cell>
              <table:table-cell office:value-type="float" office:value="6.84334899841">
                <text:p>6.84334899841</text:p>
              </table:table-cell>
            </table:table-row>
            <table:table-row>
              <table:table-cell office:value-type="string">
                <text:p>1A0S</text:p>
              </table:table-cell>
              <table:table-cell office:value-type="float" office:value="6.70727504174">
                <text:p>6.70727504174</text:p>
              </table:table-cell>
            </table:table-row>
            <table:table-row>
              <table:table-cell office:value-type="string">
                <text:p>2GUF</text:p>
              </table:table-cell>
              <table:table-cell office:value-type="float" office:value="6.39577575334">
                <text:p>6.39577575334</text:p>
              </table:table-cell>
            </table:table-row>
            <table:table-row>
              <table:table-cell office:value-type="string">
                <text:p>1THQ</text:p>
              </table:table-cell>
              <table:table-cell office:value-type="float" office:value="5.21047606369">
                <text:p>5.21047606369</text:p>
              </table:table-cell>
            </table:table-row>
            <table:table-row>
              <table:table-cell office:value-type="string">
                <text:p>3EFM</text:p>
              </table:table-cell>
              <table:table-cell office:value-type="float" office:value="4.96514316524">
                <text:p>4.96514316524</text:p>
              </table:table-cell>
            </table:table-row>
            <table:table-row>
              <table:table-cell office:value-type="string">
                <text:p>1FEP</text:p>
              </table:table-cell>
              <table:table-cell office:value-type="float" office:value="4.43620069186">
                <text:p>4.43620069186</text:p>
              </table:table-cell>
            </table:table-row>
            <table:table-row>
              <table:table-cell office:value-type="string">
                <text:p>3EMN</text:p>
              </table:table-cell>
              <table:table-cell office:value-type="float" office:value="4.40390490801">
                <text:p>4.40390490801</text:p>
              </table:table-cell>
            </table:table-row>
            <table:table-row>
              <table:table-cell office:value-type="string">
                <text:p>3BS0</text:p>
              </table:table-cell>
              <table:table-cell office:value-type="float" office:value="4.36103642928">
                <text:p>4.36103642928</text:p>
              </table:table-cell>
            </table:table-row>
            <table:table-row>
              <table:table-cell office:value-type="string">
                <text:p>1T16</text:p>
              </table:table-cell>
              <table:table-cell office:value-type="float" office:value="4.35895910937">
                <text:p>4.35895910937</text:p>
              </table:table-cell>
            </table:table-row>
            <table:table-row>
              <table:table-cell office:value-type="string">
                <text:p>2F1C</text:p>
              </table:table-cell>
              <table:table-cell office:value-type="float" office:value="4.02311750427">
                <text:p>4.02311750427</text:p>
              </table:table-cell>
            </table:table-row>
            <table:table-row>
              <table:table-cell office:value-type="string">
                <text:p>1QJP</text:p>
              </table:table-cell>
              <table:table-cell office:value-type="float" office:value="3.5203610356">
                <text:p>3.5203610356</text:p>
              </table:table-cell>
            </table:table-row>
            <table:table-row>
              <table:table-cell office:value-type="string">
                <text:p>1UYN</text:p>
              </table:table-cell>
              <table:table-cell office:value-type="float" office:value="3.50046084143">
                <text:p>3.50046084143</text:p>
              </table:table-cell>
            </table:table-row>
            <table:table-row>
              <table:table-cell office:value-type="string">
                <text:p>2WJR</text:p>
              </table:table-cell>
              <table:table-cell office:value-type="float" office:value="3.4140770289">
                <text:p>3.4140770289</text:p>
              </table:table-cell>
            </table:table-row>
            <table:table-row>
              <table:table-cell office:value-type="string">
                <text:p>2VQI</text:p>
              </table:table-cell>
              <table:table-cell office:value-type="float" office:value="3.30845527014">
                <text:p>3.30845527014</text:p>
              </table:table-cell>
            </table:table-row>
            <table:table-row>
              <table:table-cell office:value-type="string">
                <text:p>2QDZ</text:p>
              </table:table-cell>
              <table:table-cell office:value-type="float" office:value="3.19534007715">
                <text:p>3.19534007715</text:p>
              </table:table-cell>
            </table:table-row>
            <table:table-row>
              <table:table-cell office:value-type="string">
                <text:p>3JTY</text:p>
              </table:table-cell>
              <table:table-cell office:value-type="float" office:value="2.97342753605">
                <text:p>2.97342753605</text:p>
              </table:table-cell>
            </table:table-row>
            <table:table-row>
              <table:table-cell office:value-type="string">
                <text:p>2F1V</text:p>
              </table:table-cell>
              <table:table-cell office:value-type="float" office:value="2.5006121507">
                <text:p>2.5006121507</text:p>
              </table:table-cell>
            </table:table-row>
            <table:table-row>
              <table:table-cell office:value-type="string">
                <text:p>1QJ8</text:p>
              </table:table-cell>
              <table:table-cell office:value-type="float" office:value="2.34164420457">
                <text:p>2.34164420457</text:p>
              </table:table-cell>
            </table:table-row>
            <table:table-row>
              <table:table-cell office:value-type="string">
                <text:p>1TLY</text:p>
              </table:table-cell>
              <table:table-cell office:value-type="float" office:value="2.25227116304">
                <text:p>2.25227116304</text:p>
              </table:table-cell>
            </table:table-row>
            <table:table-row>
              <table:table-cell office:value-type="string">
                <text:p>1QD6</text:p>
              </table:table-cell>
              <table:table-cell office:value-type="float" office:value="2.07198582196">
                <text:p>2.07198582196</text:p>
              </table:table-cell>
            </table:table-row>
            <table:table-row>
              <table:table-cell office:value-type="string">
                <text:p>3DZM</text:p>
              </table:table-cell>
              <table:table-cell office:value-type="float" office:value="1.93598758445">
                <text:p>1.93598758445</text:p>
              </table:table-cell>
            </table:table-row>
            <table:table-row>
              <table:table-cell office:value-type="string">
                <text:p>1I78</text:p>
              </table:table-cell>
              <table:table-cell office:value-type="float" office:value="1.67135617461">
                <text:p>1.67135617461</text:p>
              </table:table-cell>
            </table:table-row>
            <table:table-row>
              <table:table-cell office:value-type="string">
                <text:p>1QFG</text:p>
              </table:table-cell>
              <table:table-cell office:value-type="float" office:value="1.58543162616">
                <text:p>1.58543162616</text:p>
              </table:table-cell>
            </table:table-row>
            <table:table-row>
              <table:table-cell office:value-type="string">
                <text:p>3DWO</text:p>
              </table:table-cell>
              <table:table-cell office:value-type="float" office:value="1.55877387392">
                <text:p>1.55877387392</text:p>
              </table:table-cell>
            </table:table-row>
            <table:table-row>
              <table:table-cell office:value-type="string">
                <text:p>2ERV</text:p>
              </table:table-cell>
              <table:table-cell office:value-type="float" office:value="0.859098389441">
                <text:p>0.859098389441</text:p>
              </table:table-cell>
            </table:table-row>
            <table:table-row>
              <table:table-cell office:value-type="string">
                <text:p>1KMO</text:p>
              </table:table-cell>
              <table:table-cell office:value-type="float" office:value="0.838442988799">
                <text:p>0.838442988799</text:p>
              </table:table-cell>
            </table:table-row>
            <table:table-row>
              <table:table-cell office:value-type="string">
                <text:p>1P4T</text:p>
              </table:table-cell>
              <table:table-cell office:value-type="float" office:value="0.823683956337">
                <text:p>0.823683956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